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nl" fo:country="NL" officeooo:rsid="000451da" officeooo:paragraph-rsid="00067b1a" style:font-size-asian="10.5pt"/>
    </style:style>
    <style:style style:name="P2" style:family="paragraph" style:parent-style-name="Standard">
      <style:text-properties fo:language="nl" fo:country="NL" officeooo:rsid="000451da" officeooo:paragraph-rsid="000451da" style:font-size-asian="10.5pt"/>
    </style:style>
    <style:style style:name="P3" style:family="paragraph" style:parent-style-name="Standard">
      <style:text-properties fo:language="nl" fo:country="NL" officeooo:rsid="000451da" officeooo:paragraph-rsid="000587be" style:font-size-asian="10.5pt"/>
    </style:style>
    <style:style style:name="P4" style:family="paragraph" style:parent-style-name="Standard">
      <style:text-properties fo:language="nl" fo:country="NL" officeooo:rsid="000587be" officeooo:paragraph-rsid="00067b1a" style:font-size-asian="10.5pt"/>
    </style:style>
    <style:style style:name="P5" style:family="paragraph" style:parent-style-name="Standard">
      <style:text-properties fo:language="nl" fo:country="NL" officeooo:rsid="000587be" officeooo:paragraph-rsid="000587be" style:font-size-asian="10.5pt"/>
    </style:style>
    <style:style style:name="P6" style:family="paragraph" style:parent-style-name="Standard">
      <style:text-properties fo:language="nl" fo:country="NL" officeooo:rsid="00067b1a" officeooo:paragraph-rsid="00067b1a"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ext:p>
      <text:p text:style-name="P4">Hoog sterfte aantal bij kraamvrouwen.</text:p>
      <text:p text:style-name="P2"/>
      <text:p text:style-name="P3">B.</text:p>
      <text:p text:style-name="P5">Epidemische invloeden,</text:p>
      <text:p text:style-name="P5">atmosferische-kosmisch-tellurische veranderingen.</text:p>
      <text:p text:style-name="P5">Kraamafdeling overvol</text:p>
      <text:p text:style-name="P5">ruwe behandeling</text:p>
      <text:p text:style-name="P5">paychologische verklaringen</text:p>
      <text:p text:style-name="P6">kraamvrouwen op rug of zij.</text:p>
      <text:p text:style-name="P6">Micro-organismen</text:p>
      <text:p text:style-name="P6"/>
      <text:p text:style-name="P2">C.</text:p>
      <text:p text:style-name="P6">De eerste hypotheses worden nauwelijks weerlegd maar de laatste wordt wel bevestigt met resultaten.</text:p>
      <text:p text:style-name="P2"/>
      <text:p text:style-name="P2">D.</text:p>
      <text:p text:style-name="P6">Kraamvrouwen worden besmet met micro-organismen waardoor ze lijden aan een ziekte waardoor ze sterven. Semmelweis voorspelde dat als de kraamvrouwen niet in contact kwamen met iets wat contact heeft gehad met lijken dat ze niet zouden besmet worden met de micro-organismes afkomstig van de lijke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1:38:23.449870179</meta:creation-date>
    <dc:date>2017-09-13T14:34:58.740721892</dc:date>
    <meta:editing-duration>PT1M8S</meta:editing-duration>
    <meta:editing-cycles>2</meta:editing-cycles>
    <meta:generator>LibreOffice/5.1.6.2$Linux_X86_64 LibreOffice_project/10m0$Build-2</meta:generator>
    <meta:document-statistic meta:table-count="0" meta:image-count="0" meta:object-count="0" meta:page-count="1" meta:paragraph-count="14" meta:word-count="84" meta:character-count="619" meta:non-whitespace-character-count="549"/>
  </office:meta>
</office:document-meta>
</file>